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09cm"/>
    </style:style>
    <style:style style:name="co10" style:family="table-column">
      <style:table-column-properties fo:break-before="auto" style:column-width="1.254cm"/>
    </style:style>
    <style:style style:name="co11" style:family="table-column">
      <style:table-column-properties fo:break-before="auto" style:column-width="1.326cm"/>
    </style:style>
    <style:style style:name="co12" style:family="table-column">
      <style:table-column-properties fo:break-before="auto" style:column-width="1.51cm"/>
    </style:style>
    <style:style style:name="co13" style:family="table-column">
      <style:table-column-properties fo:break-before="auto" style:column-width="7.669cm"/>
    </style:style>
    <style:style style:name="co14" style:family="table-column">
      <style:table-column-properties fo:break-before="auto" style:column-width="16.24cm"/>
    </style:style>
    <style:style style:name="co15" style:family="table-column">
      <style:table-column-properties fo:break-before="auto" style:column-width="3.318cm"/>
    </style:style>
    <style:style style:name="co16" style:family="table-column">
      <style:table-column-properties fo:break-before="auto" style:column-width="13.5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6" style:family="table-cell" style:parent-style-name="Pivot_20_Table_20_Category" style:data-style-name="N0">
      <style:table-cell-properties fo:border="0.99pt solid #000000"/>
    </style:style>
    <style:style style:name="ce27" style:family="table-cell" style:parent-style-name="Pivot_20_Table_20_Category" style:data-style-name="N0">
      <style:table-cell-properties fo:border="0.99pt solid #000000"/>
      <style:text-properties fo:color="#2a6099"/>
    </style:style>
    <style:style style:name="ce2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12" table:default-cell-style-name="Default"/>
        <table:table-column table:style-name="co8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ets of Red</text:p>
          </table:table-cell>
          <table:table-cell office:value-type="string" calcext:value-type="string">
            <text:p>Complete goals in Streets of Springfie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 Hunt</text:p>
          </table:table-cell>
          <table:table-cell office:value-type="string" calcext:value-type="string">
            <text:p>Complete goals in Springfield Shopping Ma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lloon Flight</text:p>
          </table:table-cell>
          <table:table-cell office:value-type="string" calcext:value-type="string">
            <text:p>Complete goals in Krustyland Amusement Park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No Exit</text:p>
          </table:table-cell>
          <table:table-cell table:style-name="ce36" office:value-type="string" calcext:value-type="string">
            <text:p>Complete goals in Springfield Museum of Natural History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(A) Progress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fections by Clyde</text:p>
          </table:table-cell>
          <table:table-cell office:value-type="string" calcext:value-type="string">
            <text:p><text:span text:style-name="T1">Beat Sweet Mutant and complete</text:span> 1<text:span text:style-name="T2">st</text:span> floor of Shopping Ma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eal Big Shoe</text:p>
          </table:table-cell>
          <table:table-cell office:value-type="string" calcext:value-type="string">
            <text:p><text:span text:style-name="T1">Beat Boot Mutant and complete 2</text:span><text:span text:style-name="T3">nd</text:span><text:span text:style-name="T1"> floor of Shopping Mall</text:span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Just Magic</text:p>
          </table:table-cell>
          <table:table-cell office:value-type="string" calcext:value-type="string">
            <text:p><text:span text:style-name="T1">Beat Juggler Mutant and complete 3</text:span><text:span text:style-name="T3">rd</text:span><text:span text:style-name="T1"> floor of Shopping Mall</text:span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Jungle Exhibit</text:p>
          </table:table-cell>
          <table:table-cell office:value-type="string" calcext:value-type="string">
            <text:p><text:span text:style-name="T1">Beat Venus Flytrap</text:span> and complete Jungle section of Muse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Egypt Exhibit</text:p>
          </table:table-cell>
          <table:table-cell office:value-type="string" calcext:value-type="string">
            <text:p><text:span text:style-name="T1">Beat Mummy and complete Ancient Egypt section of </text:span>Museum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Dinosaur Bones</text:p>
          </table:table-cell>
          <table:table-cell table:style-name="ce36" office:value-type="string" calcext:value-type="string">
            <text:p>Beat Dinosaur and complete Mesozoic section of Museum 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(A) Progress</text:p>
          </table:table-cell>
          <table:table-cell table:style-name="ce58" office:value-type="string" calcext:value-type="string">
            <text:p>+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Streets of Springfield</text:p>
          </table:table-cell>
          <table:table-cell office:value-type="string" calcext:value-type="string">
            <text:p>Beat Nelson Muntz and complete leve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The Springfield Shopping Mall</text:p>
          </table:table-cell>
          <table:table-cell office:value-type="string" calcext:value-type="string">
            <text:p><text:span text:style-name="T1">Beat Ms. Botz</text:span> and complete leve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Krustyland Amusement Park</text:p>
          </table:table-cell>
          <table:table-cell office:value-type="string" calcext:value-type="string">
            <text:p><text:span text:style-name="T1">Beat Sideshow Bob</text:span> and complete leve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pringfield Museum of Natural History</text:p>
          </table:table-cell>
          <table:table-cell office:value-type="string" calcext:value-type="string">
            <text:p><text:span text:style-name="T1">Beat Dr. Marvin Monroe</text:span> and complete leve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ringfield Nuclear Power Plant</text:p>
          </table:table-cell>
          <table:table-cell office:value-type="string" calcext:value-type="string">
            <text:p>Collect and place all power rods in the react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Intergalactic Hero</text:p>
          </table:table-cell>
          <table:table-cell table:style-name="ce36" office:value-type="string" calcext:value-type="string">
            <text:p>Defeat Space Mutants and complete the game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(A) Progress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aggie in</text:p>
          </table:table-cell>
          <table:table-cell office:value-type="string" calcext:value-type="string">
            <text:p><text:span text:style-name="T1">Obtain proofs of space mutants</text:span> invasion for Maggi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arge in</text:p>
          </table:table-cell>
          <table:table-cell office:value-type="string" calcext:value-type="string">
            <text:p><text:span text:style-name="T1">Obtain proofs of space mutants invasion</text:span> for 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Lisa in</text:p>
          </table:table-cell>
          <table:table-cell office:value-type="string" calcext:value-type="string">
            <text:p><text:span text:style-name="T1">Obtain proofs of space mutants invasion</text:span> for Lis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Homer in</text:p>
          </table:table-cell>
          <table:table-cell table:style-name="ce36" office:value-type="string" calcext:value-type="string">
            <text:p><text:span text:style-name="T1">Obtain proofs of space mutants invasion</text:span> for Homer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(A) Progress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Sweet</text:span> Mutant</text:p>
          </table:table-cell>
          <table:table-cell office:value-type="string" calcext:value-type="string">
            <text:p><text:span text:style-name="T1">Beat Sweet Mutant </text:span>without taking dama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Boot</text:span> Mutant</text:p>
          </table:table-cell>
          <table:table-cell office:value-type="string" calcext:value-type="string">
            <text:p><text:span text:style-name="T1">Beat Boot Mutant</text:span> without taking dama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Juggler</text:span> Mutant</text:p>
          </table:table-cell>
          <table:table-cell office:value-type="string" calcext:value-type="string">
            <text:p><text:span text:style-name="T1">Beat Juggler Mutant</text:span> without taking dama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Botanic</text:p>
          </table:table-cell>
          <table:table-cell office:value-type="string" calcext:value-type="string">
            <text:p><text:span text:style-name="T1">Beat Venus Flytrap</text:span> without taking damag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Beat Mummy without taking damag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Mesozoic</text:p>
          </table:table-cell>
          <table:table-cell table:style-name="ce36" office:value-type="string" calcext:value-type="string">
            <text:p><text:span text:style-name="T1">Beat Dinosaur</text:span> without taking damage</text:p>
          </table:table-cell>
          <table:table-cell table:style-name="ce36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(D) Master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he Bully</text:p>
          </table:table-cell>
          <table:table-cell office:value-type="string" calcext:value-type="string">
            <text:p>Beat Nelson Muntz without taking damag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bysitter Bandit</text:p>
          </table:table-cell>
          <table:table-cell office:value-type="string" calcext:value-type="string">
            <text:p>Beat Ms. Botz without taking dam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ideshow Bob</text:p>
          </table:table-cell>
          <table:table-cell office:value-type="string" calcext:value-type="string">
            <text:p>Beat Robert Underdunk Terwilliger without taking dama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Sick Doctor</text:p>
          </table:table-cell>
          <table:table-cell table:style-name="ce36" office:value-type="string" calcext:value-type="string">
            <text:p>Beat Dr. Marvin Monroe without taking damage</text:p>
          </table:table-cell>
          <table:table-cell table:style-name="ce36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(D) Master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 Barto</text:p>
          </table:table-cell>
          <table:table-cell office:value-type="string" calcext:value-type="string">
            <text:p>Complete Streets of Springfield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e Call of the Mall</text:p>
          </table:table-cell>
          <table:table-cell office:value-type="string" calcext:value-type="string">
            <text:p>Complete Shopping Mall without taking damag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ircus Krusty</text:p>
          </table:table-cell>
          <table:table-cell office:value-type="string" calcext:value-type="string">
            <text:p>Complete Krustyland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leontologist</text:p>
          </table:table-cell>
          <table:table-cell office:value-type="string" calcext:value-type="string">
            <text:p>Complete Springfield Museum without taking damage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ctor 7-G</text:p>
          </table:table-cell>
          <table:table-cell office:value-type="string" calcext:value-type="string">
            <text:p>Complete Nuclear Power Plant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36" office:value-type="string" calcext:value-type="string">
            <text:p>Do the Bartman</text:p>
          </table:table-cell>
          <table:table-cell table:style-name="ce36" office:value-type="string" calcext:value-type="string">
            <text:p>Beat the game without collecting 1UP's and coins</text:p>
          </table:table-cell>
          <table:table-cell table:style-name="ce36" office:value-type="float" office:value="50" calcext:value-type="float">
            <text:p>5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(D) Master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rusty Loyalty I</text:p>
          </table:table-cell>
          <table:table-cell office:value-type="string" calcext:value-type="string">
            <text:p>Collect 5 Krusty signs in Streets of Springfield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rusty Loyalty II</text:p>
          </table:table-cell>
          <table:table-cell office:value-type="string" calcext:value-type="string">
            <text:p>Collect 8 Krusty signs in Shopping Mall without taking dam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usty Loyalty III</text:p>
          </table:table-cell>
          <table:table-cell office:value-type="string" calcext:value-type="string">
            <text:p>Collect 6 Krusty signs in Krustyland without taking damage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Krusty Loyalty IV</text:p>
          </table:table-cell>
          <table:table-cell office:value-type="string" calcext:value-type="string">
            <text:p>Collect 3 Krusty signs in Museum without taking damag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D) Master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6" office:value-type="string" calcext:value-type="string">
            <text:p>Krusty Loyalty V</text:p>
          </table:table-cell>
          <table:table-cell table:style-name="ce36" office:value-type="string" calcext:value-type="string">
            <text:p>Collect 3 Krusty signs in Power Plant without taking damage</text:p>
          </table:table-cell>
          <table:table-cell table:style-name="ce36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(D) Master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t My Shorts</text:p>
          </table:table-cell>
          <table:table-cell office:value-type="string" calcext:value-type="string">
            <text:p>Complete first goa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They Came in Peace</text:p>
          </table:table-cell>
          <table:table-cell office:value-type="string" calcext:value-type="string">
            <text:p><text:span text:style-name="T1">Obtain first proof of Space Mutants</text:span> invas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Exemplary Grandson</text:p>
          </table:table-cell>
          <table:table-cell office:value-type="string" calcext:value-type="string">
            <text:p><text:span text:style-name="T1">Obtain at least 6 coins from Grampa</text:span> Simps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3" office:value-type="string" calcext:value-type="string">
            <text:p>Glitch Krusty</text:p>
          </table:table-cell>
          <table:table-cell table:style-name="ce53" office:value-type="string" calcext:value-type="string">
            <text:p>Obtain secret 1UP “RK” sign in the Streets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(A) Progress</text:p>
          </table:table-cell>
          <table:table-cell table:style-name="ce59" office:value-type="string" calcext:value-type="string">
            <text:p>+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3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Rock-E-Mart</text:p>
          </table:table-cell>
          <table:table-cell table:style-name="ce53" office:value-type="string" calcext:value-type="string">
            <text:p>Obtain secret 3UP Krusty the Clown sign and sound test tool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office:value-type="string" calcext:value-type="string">
            <text:p>(A) Progress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3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36" office:value-type="string" calcext:value-type="string">
            <text:p>Pathfinder</text:p>
          </table:table-cell>
          <table:table-cell office:value-type="string" calcext:value-type="string">
            <text:p>Beat streets without taking damage, with no bomb and wrench and carrying 1 rocket at once</text:p>
          </table:table-cell>
          <table:table-cell table:style-name="ce36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(D) Master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ide the Candy</text:p>
          </table:table-cell>
          <table:table-cell office:value-type="string" calcext:value-type="string">
            <text:p>Cross up wet cement section with no effor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A) Progress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6" office:value-type="string" calcext:value-type="string">
            <text:p>Bonus Mall</text:p>
          </table:table-cell>
          <table:table-cell table:style-name="ce36" office:value-type="string" calcext:value-type="string">
            <text:p>Find bonus stage in Springfield Shopping Mall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(A) Progress</text:p>
          </table:table-cell>
          <table:table-cell table:style-name="ce58" office:value-type="string" calcext:value-type="string">
            <text:p>+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Bonus Krusty</text:p>
          </table:table-cell>
          <table:table-cell table:style-name="ce36" office:value-type="string" calcext:value-type="string">
            <text:p>Find bonus stage in Krustyland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(A) Progress</text:p>
          </table:table-cell>
          <table:table-cell table:style-name="ce58" office:value-type="string" calcext:value-type="string">
            <text:p>+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36" office:value-type="string" calcext:value-type="string">
            <text:p>+</text:p>
          </table:table-cell>
          <table:table-cell table:style-name="ce36" table:number-columns-repeated="5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7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5">
          <table:table-cell table:number-columns-repeated="3"/>
          <table:table-cell table:style-name="ce2"/>
          <table:table-cell table:number-columns-repeated="4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rder" table:style-name="ta1">
        <office:forms form:automatic-focus="false" form:apply-design-mode="false"/>
        <table:table-column table:style-name="co8" table:default-cell-style-name="ce18"/>
        <table:table-column table:style-name="co8" table:default-cell-style-name="ce23"/>
        <table:table-column table:style-name="co8" table:default-cell-style-name="ce26"/>
        <table:table-column table:style-name="co13" table:default-cell-style-name="ce27"/>
        <table:table-column table:style-name="co14" table:default-cell-style-name="ce26"/>
        <table:table-column table:style-name="co8" table:number-columns-repeated="2" table:default-cell-style-name="ce26"/>
        <table:table-column table:style-name="co8" table:default-cell-style-name="ce30"/>
        <table:table-column table:style-name="co8" table:number-columns-repeated="3" table:default-cell-style-name="Default"/>
        <table:table-row table:style-name="ro1">
          <table:table-cell table:style-name="ce15" office:value-type="string" calcext:value-type="string">
            <text:p>Scope</text:p>
          </table:table-cell>
          <table:table-cell table:style-name="ce21" office:value-type="string" calcext:value-type="string">
            <text:p>Group</text:p>
          </table:table-cell>
          <table:table-cell table:style-name="ce21" office:value-type="string" calcext:value-type="string">
            <text:p>Order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Level</text:p>
          </table:table-cell>
          <table:table-cell table:style-name="ce21" office:value-type="string" calcext:value-type="string">
            <text:p>Points</text:p>
          </table:table-cell>
          <table:table-cell table:style-name="ce29" office:value-type="string" calcext:value-type="string">
            <text:p>Сумма - Points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(A) Progress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t My Shorts</text:p>
          </table:table-cell>
          <table:table-cell office:value-type="string" calcext:value-type="string">
            <text:p>Complete first go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hey Came in Peace</text:p>
          </table:table-cell>
          <table:table-cell office:value-type="string" calcext:value-type="string">
            <text:p>Obtain first proof of Space Mutants inva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ggie in</text:p>
          </table:table-cell>
          <table:table-cell office:value-type="string" calcext:value-type="string">
            <text:p>Obtain proofs of space mutants invasion for Magg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treets of Red</text:p>
          </table:table-cell>
          <table:table-cell office:value-type="string" calcext:value-type="string">
            <text:p>Complete goals in Streets of Spring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he Streets of Springfield</text:p>
          </table:table-cell>
          <table:table-cell office:value-type="string" calcext:value-type="string">
            <text:p>Beat Nelson Muntz and complete lev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litch Krusty</text:p>
          </table:table-cell>
          <table:table-cell office:value-type="string" calcext:value-type="string">
            <text:p>Obtain secret 1UP “RK” sign in the Stree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ock-E-Mart</text:p>
          </table:table-cell>
          <table:table-cell office:value-type="string" calcext:value-type="string">
            <text:p>Obtain secret 3UP Krusty the Clown sign and sound test t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office:value-type="float" office:value="8" calcext:value-type="float">
            <text:p>8</text:p>
          </table:table-cell>
          <table:table-cell office:value-type="string" calcext:value-type="string">
            <text:p>Exemplary Grandson</text:p>
          </table:table-cell>
          <table:table-cell office:value-type="string" calcext:value-type="string">
            <text:p>Obtain at least 6 coins from Grampa Simp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ections by Clyde</text:p>
          </table:table-cell>
          <table:table-cell office:value-type="string" calcext:value-type="string">
            <text:p>Beat Sweet Mutant and complete 1st floor of Shopping Ma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H2:.H10])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al Big Shoe</text:p>
          </table:table-cell>
          <table:table-cell office:value-type="string" calcext:value-type="string">
            <text:p>Beat Boot Mutant and complete 2st floor of Shopping Ma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ust Magic</text:p>
          </table:table-cell>
          <table:table-cell office:value-type="string" calcext:value-type="string">
            <text:p>Beat Juggler Mutant and complete 3st floor of Shopping Ma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rge in</text:p>
          </table:table-cell>
          <table:table-cell office:value-type="string" calcext:value-type="string">
            <text:p>Obtain proofs of space mutants invasion for Mar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at Hunt</text:p>
          </table:table-cell>
          <table:table-cell office:value-type="string" calcext:value-type="string">
            <text:p>Complete goals in Springfield Shopping Ma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he Springfield Shopping Mall</text:p>
          </table:table-cell>
          <table:table-cell office:value-type="string" calcext:value-type="string">
            <text:p>Beat Ms. Botz and complete lev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de the Candy</text:p>
          </table:table-cell>
          <table:table-cell office:value-type="string" calcext:value-type="string">
            <text:p>Cross up wet cement section with no effo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office:value-type="float" office:value="8" calcext:value-type="float">
            <text:p>8</text:p>
          </table:table-cell>
          <table:table-cell office:value-type="string" calcext:value-type="string">
            <text:p>Bonus Mall</text:p>
          </table:table-cell>
          <table:table-cell office:value-type="string" calcext:value-type="string">
            <text:p>Find bonus stage in Springfield Shopping Ma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a in</text:p>
          </table:table-cell>
          <table:table-cell office:value-type="string" calcext:value-type="string">
            <text:p>Obtain proofs of space mutants invasion for Lis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H11:.H18])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alloon Flight</text:p>
          </table:table-cell>
          <table:table-cell office:value-type="string" calcext:value-type="string">
            <text:p>Complete goals in Krustyland Amusement Par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rustyland Amusement Park</text:p>
          </table:table-cell>
          <table:table-cell office:value-type="string" calcext:value-type="string">
            <text:p>Beat Sideshow Bob and complete leve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office:value-type="float" office:value="4" calcext:value-type="float">
            <text:p>4</text:p>
          </table:table-cell>
          <table:table-cell office:value-type="string" calcext:value-type="string">
            <text:p>Bonus Krusty</text:p>
          </table:table-cell>
          <table:table-cell office:value-type="string" calcext:value-type="string">
            <text:p>Find bonus stage in Krustyla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gle Exhibit</text:p>
          </table:table-cell>
          <table:table-cell office:value-type="string" calcext:value-type="string">
            <text:p>Beat Venus Flytrap and complete Jungle section of Muse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H19:.H22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gypt Exhibit</text:p>
          </table:table-cell>
          <table:table-cell office:value-type="string" calcext:value-type="string">
            <text:p>Beat Mummy and complete Ancient Egypt section of Museum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nosaur Bones</text:p>
          </table:table-cell>
          <table:table-cell office:value-type="string" calcext:value-type="string">
            <text:p>Beat Dinosaur and complete Mesozoic section of Museum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omer in</text:p>
          </table:table-cell>
          <table:table-cell office:value-type="string" calcext:value-type="string">
            <text:p>Obtain proofs of space mutants invasion for Hom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o Exit</text:p>
          </table:table-cell>
          <table:table-cell office:value-type="string" calcext:value-type="string">
            <text:p>Complete goals in Springfield Museum of Natural Histo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office:value-type="float" office:value="6" calcext:value-type="float">
            <text:p>6</text:p>
          </table:table-cell>
          <table:table-cell office:value-type="string" calcext:value-type="string">
            <text:p>Springfield Museum of Natural History</text:p>
          </table:table-cell>
          <table:table-cell office:value-type="string" calcext:value-type="string">
            <text:p>Beat Dr. Marvin Monroe and complete leve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field Nuclear Power Plant</text:p>
          </table:table-cell>
          <table:table-cell office:value-type="string" calcext:value-type="string">
            <text:p>Collect and place all power rods in the reac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SUM([.H23:.H28])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9"/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Intergalactic Hero</text:p>
          </table:table-cell>
          <table:table-cell office:value-type="string" calcext:value-type="string">
            <text:p>Defeat Space Mutants and complete the ga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(D) Master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ully</text:p>
          </table:table-cell>
          <table:table-cell office:value-type="string" calcext:value-type="string">
            <text:p>Beat Nelson Muntz without taking dam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H29:.H30])" office:value-type="float" office:value="30" calcext:value-type="float">
            <text:p>30</text:p>
          </table:table-cell>
          <table:table-cell table:formula="of:=SUM([.J10:.J30])" office:value-type="float" office:value="201" calcext:value-type="float">
            <text:p>20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weet Mutant</text:p>
          </table:table-cell>
          <table:table-cell office:value-type="string" calcext:value-type="string">
            <text:p>Beat Sweet Mutant without taking dam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ot Mutant</text:p>
          </table:table-cell>
          <table:table-cell office:value-type="string" calcext:value-type="string">
            <text:p>Beat Boot Mutant without taking dam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ggler Mutant</text:p>
          </table:table-cell>
          <table:table-cell office:value-type="string" calcext:value-type="string">
            <text:p>Beat Juggler Mutant without taking dam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abysitter Bandit</text:p>
          </table:table-cell>
          <table:table-cell office:value-type="string" calcext:value-type="string">
            <text:p>Beat Ms. Botz without taking dam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ideshow Bob</text:p>
          </table:table-cell>
          <table:table-cell office:value-type="string" calcext:value-type="string">
            <text:p>Beat Robert Underdunk Terwilliger without taking dam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otanic</text:p>
          </table:table-cell>
          <table:table-cell office:value-type="string" calcext:value-type="string">
            <text:p>Beat Venus Flytrap without taking dam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Beat Mummy without taking dam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esozoic</text:p>
          </table:table-cell>
          <table:table-cell office:value-type="string" calcext:value-type="string">
            <text:p>Beat Dinosaur without taking dam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office:value-type="float" office:value="10" calcext:value-type="float">
            <text:p>10</text:p>
          </table:table-cell>
          <table:table-cell office:value-type="string" calcext:value-type="string">
            <text:p>Sick Doctor</text:p>
          </table:table-cell>
          <table:table-cell office:value-type="string" calcext:value-type="string">
            <text:p>Beat Dr. Marvin Monroe without taking dam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Barto</text:p>
          </table:table-cell>
          <table:table-cell office:value-type="string" calcext:value-type="string">
            <text:p>Complete Streets of Springfield without taking dam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SUM([.H31:.H40])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he Call of the Mall</text:p>
          </table:table-cell>
          <table:table-cell office:value-type="string" calcext:value-type="string">
            <text:p>Complete Shopping Mall without taking dam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ircus Krusty</text:p>
          </table:table-cell>
          <table:table-cell office:value-type="string" calcext:value-type="string">
            <text:p>Complete Krustyland without taking dam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leontologist</text:p>
          </table:table-cell>
          <table:table-cell office:value-type="string" calcext:value-type="string">
            <text:p>Complete Springfield Museum without taking dam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office:value-type="float" office:value="5" calcext:value-type="float">
            <text:p>5</text:p>
          </table:table-cell>
          <table:table-cell office:value-type="string" calcext:value-type="string">
            <text:p>Sector 7-G</text:p>
          </table:table-cell>
          <table:table-cell office:value-type="string" calcext:value-type="string">
            <text:p>Complete Nuclear Power Plant without taking dama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sty Loyalty I</text:p>
          </table:table-cell>
          <table:table-cell office:value-type="string" calcext:value-type="string">
            <text:p>Collect 5 Krusty signs in Streets of Springfield without taking dam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SUM([.H41:.H45]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rusty Loyalty II</text:p>
          </table:table-cell>
          <table:table-cell office:value-type="string" calcext:value-type="string">
            <text:p>Collect 8 Krusty signs in Shopping Mall without taking dam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rusty Loyalty III</text:p>
          </table:table-cell>
          <table:table-cell office:value-type="string" calcext:value-type="string">
            <text:p>Collect 6 Krusty signs in Krustyland without taking dam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Krusty Loyalty IV</text:p>
          </table:table-cell>
          <table:table-cell office:value-type="string" calcext:value-type="string">
            <text:p>Collect 3 Krusty signs in Museum without taking dam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office:value-type="float" office:value="5" calcext:value-type="float">
            <text:p>5</text:p>
          </table:table-cell>
          <table:table-cell office:value-type="string" calcext:value-type="string">
            <text:p>Krusty Loyalty V</text:p>
          </table:table-cell>
          <table:table-cell office:value-type="string" calcext:value-type="string">
            <text:p>Collect 3 Krusty signs in Power Plant without taking dama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finder</text:p>
          </table:table-cell>
          <table:table-cell office:value-type="string" calcext:value-type="string">
            <text:p>Beat streets without taking damage, with no bomb and wrench, carrying 1 rocket at o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SUM([.H46:.H50])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19"/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Do the Bartman</text:p>
          </table:table-cell>
          <table:table-cell office:value-type="string" calcext:value-type="string">
            <text:p>Beat the game without collecting 1UP's and coin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Итог Результат</text:p>
          </table:table-cell>
          <table:table-cell table:style-name="ce25" table:number-columns-repeated="5"/>
          <table:table-cell table:style-name="ce28"/>
          <table:table-cell table:style-name="ce48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/>
          <table:table-cell table:formula="of:=SUM([.J10:.J50])" office:value-type="float" office:value="450" calcext:value-type="float">
            <text:p>450</text:p>
          </table:table-cell>
          <table:table-cell/>
        </table:table-row>
      </table:table>
      <table:table table:name="Drafts" table:style-name="ta1"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1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/>
          <table:table-cell office:value-type="string" calcext:value-type="string">
            <text:p>Aztec</text:p>
          </table:table-cell>
          <table:table-cell office:value-type="string" calcext:value-type="string">
            <text:p>Spray the Moviegoers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(B) Special</text:p>
          </table:table-cell>
          <table:table-cell table:style-name="ce57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Lawnbreaker</text:p>
          </table:table-cell>
          <table:table-cell office:value-type="string" calcext:value-type="string">
            <text:p>Spray the Cop</text:p>
          </table:table-cell>
          <table:table-cell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(B) Special</text:p>
          </table:table-cell>
          <table:table-cell table:style-name="ce57" table:number-columns-repeated="3"/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53"/>
          <table:table-cell table:style-name="ce53" office:value-type="string" calcext:value-type="string">
            <text:p>Atoms for Peace</text:p>
          </table:table-cell>
          <table:table-cell table:style-name="ce53" office:value-type="string" calcext:value-type="string">
            <text:p>Put the power rod to the reactor</text:p>
          </table:table-cell>
          <table:table-cell table:style-name="ce53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(B) Special</text:p>
          </table:table-cell>
          <table:table-cell table:style-name="ce59" table:number-columns-repeated="3"/>
          <table:table-cell table:style-name="ce53" table:number-columns-repeated="55"/>
        </table:table-row>
        <table:table-row table:style-name="ro1">
          <table:table-cell table:style-name="ce53"/>
          <table:table-cell table:style-name="ce53" office:value-type="string" calcext:value-type="string">
            <text:p>Donut Power</text:p>
          </table:table-cell>
          <table:table-cell table:style-name="ce53" office:value-type="string" calcext:value-type="string">
            <text:p>Knock out {X} Zebloids with Homer</text:p>
          </table:table-cell>
          <table:table-cell table:style-name="ce53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(B) Special</text:p>
          </table:table-cell>
          <table:table-cell table:style-name="ce59" table:number-columns-repeated="3"/>
          <table:table-cell table:style-name="ce53" table:number-columns-repeated="55"/>
        </table:table-row>
        <table:table-row table:style-name="ro1">
          <table:table-cell table:style-name="ce53"/>
          <table:table-cell table:style-name="ce53" office:value-type="string" calcext:value-type="string">
            <text:p>Nuke Delivery</text:p>
          </table:table-cell>
          <table:table-cell table:style-name="ce53" office:value-type="string" calcext:value-type="string">
            <text:p>Let Marge put rods in the basement reactor</text:p>
          </table:table-cell>
          <table:table-cell table:style-name="ce53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(B) Special</text:p>
          </table:table-cell>
          <table:table-cell table:style-name="ce59" table:number-columns-repeated="3"/>
          <table:table-cell table:style-name="ce53" table:number-columns-repeated="55"/>
        </table:table-row>
        <table:table-row table:style-name="ro1">
          <table:table-cell table:style-name="ce36"/>
          <table:table-cell table:style-name="ce36" office:value-type="string" calcext:value-type="string">
            <text:p>&lt;no name&gt;</text:p>
          </table:table-cell>
          <table:table-cell table:style-name="ce36" office:value-type="string" calcext:value-type="string">
            <text:p>Get the secure door code from Lisa</text:p>
          </table:table-cell>
          <table:table-cell table:style-name="ce36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(B) Special</text:p>
          </table:table-cell>
          <table:table-cell table:style-name="ce58" table:number-columns-repeated="3"/>
          <table:table-cell table:style-name="ce36" table:number-columns-repeated="55"/>
        </table:table-row>
        <table:table-row table:style-name="ro1">
          <table:table-cell/>
          <table:table-cell office:value-type="string" calcext:value-type="string">
            <text:p>&lt;no name&gt;</text:p>
          </table:table-cell>
          <table:table-cell office:value-type="string" calcext:value-type="string">
            <text:p>Get rid of all purple objects on the Street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(D) Master</text:p>
          </table:table-cell>
          <table:table-cell table:style-name="ce57" table:number-columns-repeated="3"/>
          <table:table-cell office:value-type="string" calcext:value-type="string">
            <text:p>Red Horse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&lt;no name&gt;</text:p>
          </table:table-cell>
          <table:table-cell office:value-type="string" calcext:value-type="string">
            <text:p>Collect all air hovered hats in the Mall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(D) Master</text:p>
          </table:table-cell>
          <table:table-cell table:style-name="ce57" table:number-columns-repeated="3"/>
          <table:table-cell office:value-type="string" calcext:value-type="string">
            <text:p>Cowboy hat</text:p>
          </table:table-cell>
          <table:table-cell office:value-type="string" calcext:value-type="string">
            <text:p>include bonus</text:p>
          </table:table-cell>
          <table:table-cell table:number-columns-repeated="53"/>
        </table:table-row>
        <table:table-row table:style-name="ro4">
          <table:table-cell/>
          <table:table-cell office:value-type="string" calcext:value-type="string">
            <text:p>Sparrow to Nest</text:p>
          </table:table-cell>
          <table:table-cell office:value-type="string" calcext:value-type="string">
            <text:p><text:span text:style-name="T1">Defeat Adil Hoxha</text:span> on the ladder</text:p>
          </table:table-cell>
          <table:table-cell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(B) Special</text:p>
          </table:table-cell>
          <table:table-cell table:style-name="ce57" table:number-columns-repeated="3"/>
          <table:table-cell office:value-type="string" calcext:value-type="string">
            <text:p>Portrait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 table:style-name="ce36" office:value-type="string" calcext:value-type="string">
            <text:p>Comeback</text:p>
          </table:table-cell>
          <table:table-cell table:style-name="ce36" office:value-type="string" calcext:value-type="string">
            <text:p>Float over organ pipes in a dangerous way</text:p>
          </table:table-cell>
          <table:table-cell table:style-name="ce36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(D) Master</text:p>
          </table:table-cell>
          <table:table-cell table:style-name="ce58" table:number-columns-repeated="3"/>
          <table:table-cell table:style-name="ce36"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ogr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oss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eve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yal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dings</text:p>
          </table:table-cell>
          <table:table-cell table:number-columns-repeated="62"/>
        </table:table-row>
      </table:table>
      <table:named-expressions/>
      <table:database-ranges>
        <table:database-range table:name="__Anonymous_Sheet_DB__0" table:target-range-address="Achievements.E1:Achievements.H84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H52" table:buttons="Order.A1 Order.B1 Order.C1 Order.D1 Order.E1 Order.F1 Order.G1" table:ignore-empty-rows="true" table:identify-categories="true" table:show-filter-button="false" table:drill-down-on-double-click="false">
          <table:source-cell-range table:cell-range-address="Achievements.B1:Achievements.H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(A) Progress" table:display="true" table:show-details="true"/>
                <table:data-pilot-member table:name="(D) Mas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abysitter Bandit" table:display="true" table:show-details="true"/>
                <table:data-pilot-member table:name="Balloon Flight" table:display="true" table:show-details="true"/>
                <table:data-pilot-member table:name="Bonus Krusty" table:display="true" table:show-details="true"/>
                <table:data-pilot-member table:name="Bonus Mall" table:display="true" table:show-details="true"/>
                <table:data-pilot-member table:name="Boot Mutant" table:display="true" table:show-details="true"/>
                <table:data-pilot-member table:name="Botanic" table:display="true" table:show-details="true"/>
                <table:data-pilot-member table:name="Circus Krusty" table:display="true" table:show-details="true"/>
                <table:data-pilot-member table:name="Confections by Clyde" table:display="true" table:show-details="true"/>
                <table:data-pilot-member table:name="Dinosaur Bones" table:display="true" table:show-details="true"/>
                <table:data-pilot-member table:name="Do the Bartman" table:display="true" table:show-details="true"/>
                <table:data-pilot-member table:name="Eat My Shorts" table:display="true" table:show-details="true"/>
                <table:data-pilot-member table:name="Egypt Exhibit" table:display="true" table:show-details="true"/>
                <table:data-pilot-member table:name="El Barto" table:display="true" table:show-details="true"/>
                <table:data-pilot-member table:name="Exemplary Grandson" table:display="true" table:show-details="true"/>
                <table:data-pilot-member table:name="Glitch Krusty" table:display="true" table:show-details="true"/>
                <table:data-pilot-member table:name="Hat Hunt" table:display="true" table:show-details="true"/>
                <table:data-pilot-member table:name="Homer in" table:display="true" table:show-details="true"/>
                <table:data-pilot-member table:name="Intergalactic Hero" table:display="true" table:show-details="true"/>
                <table:data-pilot-member table:name="Juggler Mutant" table:display="true" table:show-details="true"/>
                <table:data-pilot-member table:name="Jungle Exhibit" table:display="true" table:show-details="true"/>
                <table:data-pilot-member table:name="Just Magic" table:display="true" table:show-details="true"/>
                <table:data-pilot-member table:name="Krusty Loyalty I" table:display="true" table:show-details="true"/>
                <table:data-pilot-member table:name="Krusty Loyalty II" table:display="true" table:show-details="true"/>
                <table:data-pilot-member table:name="Krusty Loyalty III" table:display="true" table:show-details="true"/>
                <table:data-pilot-member table:name="Krusty Loyalty IV" table:display="true" table:show-details="true"/>
                <table:data-pilot-member table:name="Krusty Loyalty V" table:display="true" table:show-details="true"/>
                <table:data-pilot-member table:name="Krustyland Amusement Park" table:display="true" table:show-details="true"/>
                <table:data-pilot-member table:name="Lisa in" table:display="true" table:show-details="true"/>
                <table:data-pilot-member table:name="Maggie in" table:display="true" table:show-details="true"/>
                <table:data-pilot-member table:name="Marge in" table:display="true" table:show-details="true"/>
                <table:data-pilot-member table:name="Mesozoic" table:display="true" table:show-details="true"/>
                <table:data-pilot-member table:name="No Exit" table:display="true" table:show-details="true"/>
                <table:data-pilot-member table:name="Paleontologist" table:display="true" table:show-details="true"/>
                <table:data-pilot-member table:name="Pathfinder" table:display="true" table:show-details="true"/>
                <table:data-pilot-member table:name="Pharaoh" table:display="true" table:show-details="true"/>
                <table:data-pilot-member table:name="Real Big Shoe" table:display="true" table:show-details="true"/>
                <table:data-pilot-member table:name="Ride the Candy" table:display="true" table:show-details="true"/>
                <table:data-pilot-member table:name="Rock-E-Mart" table:display="true" table:show-details="true"/>
                <table:data-pilot-member table:name="Sector 7-G" table:display="true" table:show-details="true"/>
                <table:data-pilot-member table:name="Sick Doctor" table:display="true" table:show-details="true"/>
                <table:data-pilot-member table:name="Sideshow Bob" table:display="true" table:show-details="true"/>
                <table:data-pilot-member table:name="Springfield Museum of Natural History" table:display="true" table:show-details="true"/>
                <table:data-pilot-member table:name="Springfield Nuclear Power Plant" table:display="true" table:show-details="true"/>
                <table:data-pilot-member table:name="Streets of Red" table:display="true" table:show-details="true"/>
                <table:data-pilot-member table:name="Sweet Mutant" table:display="true" table:show-details="true"/>
                <table:data-pilot-member table:name="The Bully" table:display="true" table:show-details="true"/>
                <table:data-pilot-member table:name="The Call of the Mall" table:display="true" table:show-details="true"/>
                <table:data-pilot-member table:name="The Springfield Shopping Mall" table:display="true" table:show-details="true"/>
                <table:data-pilot-member table:name="The Streets of Springfield" table:display="true" table:show-details="true"/>
                <table:data-pilot-member table:name="They Came in Peac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eat Boot Mutant and complete 2st floor of Shopping Mall" table:display="true" table:show-details="true"/>
                <table:data-pilot-member table:name="Beat Boot Mutant without taking damage" table:display="true" table:show-details="true"/>
                <table:data-pilot-member table:name="Beat Dinosaur and complete Mesozoic section of Museum " table:display="true" table:show-details="true"/>
                <table:data-pilot-member table:name="Beat Dinosaur without taking damage" table:display="true" table:show-details="true"/>
                <table:data-pilot-member table:name="Beat Dr. Marvin Monroe and complete level" table:display="true" table:show-details="true"/>
                <table:data-pilot-member table:name="Beat Dr. Marvin Monroe without taking damage" table:display="true" table:show-details="true"/>
                <table:data-pilot-member table:name="Beat Juggler Mutant and complete 3st floor of Shopping Mall" table:display="true" table:show-details="true"/>
                <table:data-pilot-member table:name="Beat Juggler Mutant without taking damage" table:display="true" table:show-details="true"/>
                <table:data-pilot-member table:name="Beat Ms. Botz and complete level" table:display="true" table:show-details="true"/>
                <table:data-pilot-member table:name="Beat Ms. Botz without taking damage" table:display="true" table:show-details="true"/>
                <table:data-pilot-member table:name="Beat Mummy and complete Ancient Egypt section of Museum " table:display="true" table:show-details="true"/>
                <table:data-pilot-member table:name="Beat Mummy without taking damage" table:display="true" table:show-details="true"/>
                <table:data-pilot-member table:name="Beat Nelson Muntz and complete level" table:display="true" table:show-details="true"/>
                <table:data-pilot-member table:name="Beat Nelson Muntz without taking damage" table:display="true" table:show-details="true"/>
                <table:data-pilot-member table:name="Beat Robert Underdunk Terwilliger without taking damage" table:display="true" table:show-details="true"/>
                <table:data-pilot-member table:name="Beat Sideshow Bob and complete level" table:display="true" table:show-details="true"/>
                <table:data-pilot-member table:name="Beat Sweet Mutant and complete 1st floor of Shopping Mall" table:display="true" table:show-details="true"/>
                <table:data-pilot-member table:name="Beat Sweet Mutant without taking damage" table:display="true" table:show-details="true"/>
                <table:data-pilot-member table:name="Beat the game without collecting 1UP's and coins" table:display="true" table:show-details="true"/>
                <table:data-pilot-member table:name="Beat Venus Flytrap and complete Jungle section of Museum" table:display="true" table:show-details="true"/>
                <table:data-pilot-member table:name="Beat Venus Flytrap without taking damage" table:display="true" table:show-details="true"/>
                <table:data-pilot-member table:name="Collect 3 Krusty signs in Museum without taking damage" table:display="true" table:show-details="true"/>
                <table:data-pilot-member table:name="Collect 3 Krusty signs in Power Plant without taking damage" table:display="true" table:show-details="true"/>
                <table:data-pilot-member table:name="Collect 5 Krusty signs in Streets of Springfield without taking damage" table:display="true" table:show-details="true"/>
                <table:data-pilot-member table:name="Collect 6 Krusty signs in Krustyland without taking damage" table:display="true" table:show-details="true"/>
                <table:data-pilot-member table:name="Collect 8 Krusty signs in Shopping Mall without taking damage" table:display="true" table:show-details="true"/>
                <table:data-pilot-member table:name="Collect and place all power rods in the reactor" table:display="true" table:show-details="true"/>
                <table:data-pilot-member table:name="Complete first goal" table:display="true" table:show-details="true"/>
                <table:data-pilot-member table:name="Complete goals in Krustyland Amusement Park" table:display="true" table:show-details="true"/>
                <table:data-pilot-member table:name="Complete goals in Springfield Museum of Natural History" table:display="true" table:show-details="true"/>
                <table:data-pilot-member table:name="Complete goals in Springfield Shopping Mall" table:display="true" table:show-details="true"/>
                <table:data-pilot-member table:name="Complete goals in Streets of Springfield" table:display="true" table:show-details="true"/>
                <table:data-pilot-member table:name="Complete Krustyland without taking damage" table:display="true" table:show-details="true"/>
                <table:data-pilot-member table:name="Complete Nuclear Power Plant without taking damage" table:display="true" table:show-details="true"/>
                <table:data-pilot-member table:name="Complete Shopping Mall without taking damage" table:display="true" table:show-details="true"/>
                <table:data-pilot-member table:name="Complete Springfield Museum without taking damage" table:display="true" table:show-details="true"/>
                <table:data-pilot-member table:name="Complete Streets of Springfield without taking damage" table:display="true" table:show-details="true"/>
                <table:data-pilot-member table:name="Cross up wet cement section with no effort" table:display="true" table:show-details="true"/>
                <table:data-pilot-member table:name="Defeat Space Mutants and complete the game" table:display="true" table:show-details="true"/>
                <table:data-pilot-member table:name="Find bonus stage in Krustyland" table:display="true" table:show-details="true"/>
                <table:data-pilot-member table:name="Find bonus stage in Springfield Shopping Mall" table:display="true" table:show-details="true"/>
                <table:data-pilot-member table:name="Obtain at least 6 coins from Grampa Simpson" table:display="true" table:show-details="true"/>
                <table:data-pilot-member table:name="Obtain first proof of Space Mutants invasion" table:display="true" table:show-details="true"/>
                <table:data-pilot-member table:name="Obtain proofs of space mutants invasion for Homer" table:display="true" table:show-details="true"/>
                <table:data-pilot-member table:name="Obtain proofs of space mutants invasion for Lisa" table:display="true" table:show-details="true"/>
                <table:data-pilot-member table:name="Obtain proofs of space mutants invasion for Maggie" table:display="true" table:show-details="true"/>
                <table:data-pilot-member table:name="Obtain proofs of space mutants invasion for Marge" table:display="true" table:show-details="true"/>
                <table:data-pilot-member table:name="Obtain secret 1UP “RK” sign in the Streets" table:display="true" table:show-details="true"/>
                <table:data-pilot-member table:name="Obtain secret 3UP Krusty the Clown sign and sound test too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 style:data-style-name="N2" text:time-value="14:47:07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10-16T22:29:48.559000000</dc:date>
    <meta:editing-duration>P7DT16H33M50S</meta:editing-duration>
    <meta:editing-cycles>736</meta:editing-cycles>
    <meta:document-statistic meta:table-count="3" meta:cell-count="1010" meta:object-count="0"/>
  </office:meta>
</office:document-meta>
</file>